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Number nodes</text:p>
          </table:table-cell>
          <table:table-cell office:value-type="string" calcext:value-type="string">
            <text:p>Time (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4:.C7])/5" office:value-type="float" office:value="0.0042" calcext:value-type="float">
            <text:p>0.0042</text:p>
          </table:table-cell>
          <table:table-cell/>
          <table:table-cell table:formula="of:=10/[.C8]" office:value-type="float" office:value="2380.95238095238" calcext:value-type="float">
            <text:p>2380.95238095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63" calcext:value-type="float">
            <text:p>0.0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63" calcext:value-type="float">
            <text:p>0.0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10:.C14])/5" office:value-type="float" office:value="0.0524" calcext:value-type="float">
            <text:p>0.0524</text:p>
          </table:table-cell>
          <table:table-cell/>
          <table:table-cell table:formula="of:=100/[.C15]" office:value-type="float" office:value="1908.39694656489" calcext:value-type="float">
            <text:p>1908.39694656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.302" calcext:value-type="float">
            <text:p>2.3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.321" calcext:value-type="float">
            <text:p>2.3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.285" calcext:value-type="float">
            <text:p>2.2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.32" calcext:value-type="float">
            <text:p>2.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.332" calcext:value-type="float">
            <text:p>2.3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17:.C21])/5" office:value-type="float" office:value="2.312" calcext:value-type="float">
            <text:p>2.312</text:p>
          </table:table-cell>
          <table:table-cell/>
          <table:table-cell table:formula="of:=1000/[.C22]" office:value-type="float" office:value="432.525951557093" calcext:value-type="float">
            <text:p>432.52595155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3m44.277</text:p>
          </table:table-cell>
          <table:table-cell office:value-type="float" office:value="224.277" calcext:value-type="float">
            <text:p>224.277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3m45.104</text:p>
          </table:table-cell>
          <table:table-cell office:value-type="float" office:value="225.104" calcext:value-type="float">
            <text:p>225.104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3m42.926</text:p>
          </table:table-cell>
          <table:table-cell office:value-type="float" office:value="222.926" calcext:value-type="float">
            <text:p>222.926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3m43.479</text:p>
          </table:table-cell>
          <table:table-cell office:value-type="float" office:value="223.479" calcext:value-type="float">
            <text:p>223.479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3m47.421</text:p>
          </table:table-cell>
          <table:table-cell office:value-type="float" office:value="227.421" calcext:value-type="float">
            <text:p>227.421</text:p>
          </table:table-cell>
          <table:table-cell/>
        </table:table-row>
        <table:table-row table:style-name="ro1">
          <table:table-cell table:number-columns-repeated="3"/>
          <table:table-cell table:formula="of:=SUM([.D24:.D28])/5" office:value-type="float" office:value="224.6414" calcext:value-type="float">
            <text:p>224.6414</text:p>
          </table:table-cell>
          <table:table-cell table:formula="of:=10000/[.D29]" office:value-type="float" office:value="44.515392087122" calcext:value-type="float">
            <text:p>44.51539208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float" office:value="22408.09" calcext:value-type="float">
            <text:p>22408.09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408.09" calcext:value-type="float">
            <text:p>22408.09</text:p>
          </table:table-cell>
          <table:table-cell table:formula="of:=10000/[.D36]" office:value-type="float" office:value="0.446267397176645" calcext:value-type="float">
            <text:p>0.4462673972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Number nodes</text:p>
          </table:table-cell>
          <table:table-cell office:value-type="string" calcext:value-type="string">
            <text:p>Time (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08" calcext:value-type="float">
            <text:p>0.1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28" calcext:value-type="float">
            <text:p>0.1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19" calcext:value-type="float">
            <text:p>0.1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29" calcext:value-type="float">
            <text:p>0.1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18" calcext:value-type="float">
            <text:p>0.1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40:.C44])/5" office:value-type="float" office:value="0.1204" calcext:value-type="float">
            <text:p>0.1204</text:p>
          </table:table-cell>
          <table:table-cell/>
          <table:table-cell table:formula="of:=10/[.C45]" office:value-type="float" office:value="83.0564784053156" calcext:value-type="float">
            <text:p>83.056478405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5" calcext:value-type="float">
            <text:p>0.1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2" calcext:value-type="float">
            <text:p>0.1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1" calcext:value-type="float">
            <text:p>0.1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5" calcext:value-type="float">
            <text:p>0.1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47:.C51])/5" office:value-type="float" office:value="0.1326" calcext:value-type="float">
            <text:p>0.1326</text:p>
          </table:table-cell>
          <table:table-cell/>
          <table:table-cell table:formula="of:=100/[.C52]" office:value-type="float" office:value="754.147812971342" calcext:value-type="float">
            <text:p>754.14781297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403" calcext:value-type="float">
            <text:p>0.4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393" calcext:value-type="float">
            <text:p>0.3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393" calcext:value-type="float">
            <text:p>0.3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391" calcext:value-type="float">
            <text:p>0.3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54:.C58])/5" office:value-type="float" office:value="0.396" calcext:value-type="float">
            <text:p>0.396</text:p>
          </table:table-cell>
          <table:table-cell/>
          <table:table-cell table:formula="of:=1000/[.C59]" office:value-type="float" office:value="2525.25252525252" calcext:value-type="float">
            <text:p>2525.25252525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841" calcext:value-type="float">
            <text:p>2.8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832" calcext:value-type="float">
            <text:p>2.8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853" calcext:value-type="float">
            <text:p>2.8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882" calcext:value-type="float">
            <text:p>2.8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61:.C65])/5" office:value-type="float" office:value="2.8516" calcext:value-type="float">
            <text:p>2.8516</text:p>
          </table:table-cell>
          <table:table-cell/>
          <table:table-cell table:formula="of:=10000/[.C66]" office:value-type="float" office:value="3506.80319820452" calcext:value-type="float">
            <text:p>3506.80319820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4.463" calcext:value-type="float">
            <text:p>44.4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4.702" calcext:value-type="float">
            <text:p>44.7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4.444" calcext:value-type="float">
            <text:p>44.4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4.224" calcext:value-type="float">
            <text:p>44.2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4.681" calcext:value-type="float">
            <text:p>44.6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68:.C72])/5" office:value-type="float" office:value="44.5028" calcext:value-type="float">
            <text:p>44.5028</text:p>
          </table:table-cell>
          <table:table-cell/>
          <table:table-cell table:formula="of:=100000/[.C73]" office:value-type="float" office:value="2247.04962384389" calcext:value-type="float">
            <text:p>2247.04962384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26m12.05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22:39:26.788586893</meta:creation-date>
    <dc:date>2019-05-02T09:32:06.056142088</dc:date>
    <meta:editing-duration>PT5H51M28S</meta:editing-duration>
    <meta:editing-cycles>2</meta:editing-cycles>
    <meta:generator>LibreOffice/4.2.8.2$Linux_X86_64 LibreOffice_project/420m0$Build-2</meta:generator>
    <meta:document-statistic meta:table-count="1" meta:cell-count="128" meta:object-count="0"/>
  </office:meta>
</office:document-meta>
</file>